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</style:style>
    <style:style style:name="P4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5" style:family="paragraph" style:parent-style-name="Text_20_body">
      <style:paragraph-properties fo:text-align="justify" style:justify-single-word="false" fo:padding="0.049cm" fo:border="0.06pt solid #d9d9e3"/>
    </style:style>
    <style:style style:name="P6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P7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Relatório para o Componente de Página "About" em React</text:span></text:span></text:p>
      <text:p text:style-name="P2"><text:span text:style-name="Strong_20_Emphasis"><text:span text:style-name="T1">Introdução:</text:span></text:span> O código fornecido define um componente chamado "About", que é uma página em uma aplicação React. O objetivo dessa página é fornecer informações sobre o projeto "Mini Blog". O componente utiliza estilos CSS para sua formatação e inclui um link para criar um novo post.</text:p>
      <text:p text:style-name="P2"><text:span text:style-name="Strong_20_Emphasis"><text:span text:style-name="T1">Métodos:</text:span></text:span> O componente "About" não possui métodos específicos, uma vez que é uma representação estática de informações sobre o projeto.</text:p>
      <text:p text:style-name="P2"><text:span text:style-name="Strong_20_Emphasis"><text:span text:style-name="T1">Resultados:</text:span></text:span> O resultado deste código é uma página "About" que fornece informações básicas sobre o projeto "Mini Blog" e inclui um link para criar um novo post. Essa página é renderizada com base no React e estilizada com classes CSS definidas no módulo de estilo "About.module.css".</text:p>
      <text:p text:style-name="P2"><text:span text:style-name="Strong_20_Emphasis"><text:span text:style-name="T1">Conclusão:</text:span></text:span> Este componente desempenha o papel de uma página informativa dentro da aplicação "Mini Blog". Ele fornece uma visão geral do projeto e incentiva os usuários a criar novos posts por meio de um link.</text:p>
      <text:p text:style-name="P2"><text:span text:style-name="Strong_20_Emphasis"><text:span text:style-name="T1">Análise:</text:span></text:span></text:p>
      <text:list text:style-name="L1">
        <text:list-item>
          <text:p text:style-name="P3">O componente utiliza o React para renderizar a interface do usuário.</text:p>
        </text:list-item>
        <text:list-item>
          <text:p text:style-name="P3">Os estilos são importados do módulo CSS "About.module.css" para formatar o conteúdo da página.</text:p>
        </text:list-item>
        <text:list-item>
          <text:p text:style-name="P3">O componente inclui um título ("Sobre o Mini Blog") e um parágrafo explicando a natureza do projeto.</text:p>
        </text:list-item>
        <text:list-item>
          <text:p text:style-name="P3">Um link com a classe "btn" é fornecido para redirecionar os usuários para a página de criação de post quando clicado.</text:p>
        </text:list-item>
        <text:list-item>
          <text:p text:style-name="P4">O componente é uma parte importante da navegação e usabilidade da aplicação, pois fornece informações contextuais aos usuários e os incentiva a tomar ação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Strong_20_Emphasis"><text:span text:style-name="T1">Análise dos Estilos CSS para o Componente "About" em React</text:span></text:span></text:p>
      <text:p text:style-name="P2">Aqui está uma análise dos estilos CSS fornecidos para o componente "About" em React:</text:p>
      <text:list text:style-name="L2">
        <text:list-item>
          <text:p text:style-name="P6"><text:span text:style-name="Source_20_Text"><text:span text:style-name="T1">.about</text:span></text:span>: Esta classe é aplicada ao contêiner principal da página "About". Os estilos associados a ela incluem:</text:p>
          <text:list>
            <text:list-item>
              <text:p text:style-name="P7"><text:span text:style-name="Source_20_Text"><text:span text:style-name="T1">text-align: center</text:span></text:span>: Isso centraliza o conteúdo de texto no contêiner horizontalmente.</text:p>
            </text:list-item>
            <text:list-item>
              <text:p text:style-name="P7"><text:span text:style-name="Source_20_Text"><text:span text:style-name="T1">display: flex</text:span></text:span>: Torna o contêiner um contêiner flexível para alinhar seus filhos verticalmente.</text:p>
            </text:list-item>
            <text:list-item>
              <text:p text:style-name="P7"><text:span text:style-name="Source_20_Text"><text:span text:style-name="T1">flex-direction: column</text:span></text:span>: Define a direção dos elementos filhos como uma coluna, tornando-os empilhados verticalmente.</text:p>
            </text:list-item>
            <text:list-item>
              <text:p text:style-name="P7"><text:span text:style-name="Source_20_Text"><text:span text:style-name="T1">align-items: center</text:span></text:span>: Centraliza os elementos filhos verticalmente no contêiner.</text:p>
            </text:list-item>
          </text:list>
        </text:list-item>
        <text:list-item>
          <text:p text:style-name="P6"><text:span text:style-name="Source_20_Text"><text:span text:style-name="T1">.about p</text:span></text:span>: Esta classe é aplicada aos parágrafos dentro do contêiner "About". Os estilos associados a ela incluem:</text:p>
          <text:list>
            <text:list-item>
              <text:p text:style-name="P7"><text:span text:style-name="Source_20_Text"><text:span text:style-name="T1">color: #aaa</text:span></text:span>: Define a cor do texto dos parágrafos como cinza claro (#aaa).</text:p>
            </text:list-item>
            <text:list-item>
              <text:p text:style-name="P7"><text:span text:style-name="Source_20_Text"><text:span text:style-name="T1">margin-bottom: 2em</text:span></text:span>: Adiciona uma margem na parte inferior dos parágrafos para separá-los dos outros elementos.</text:p>
            </text:list-item>
          </text:list>
        </text:list-item>
        <text:list-item>
          <text:p text:style-name="P6"><text:span text:style-name="Source_20_Text"><text:span text:style-name="T1">.about a</text:span></text:span>: Esta classe é aplicada aos links âncora dentro do contêiner "About". Os estilos associados a ela incluem:</text:p>
          <text:list>
            <text:list-item>
              <text:p text:style-name="P7"><text:span text:style-name="Source_20_Text"><text:span text:style-name="T1">display: block</text:span></text:span>: Isso faz com que os links ocupem todo o espaço horizontal disponível, tornando-os blocos.</text:p>
            </text:list-item>
            <text:list-item>
              <text:p text:style-name="P7"><text:span text:style-name="Source_20_Text"><text:span text:style-name="T1">margin-top: 15px</text:span></text:span>: Adiciona uma margem na parte superior dos links, separando-os do parágrafo anterior.</text:p>
            </text:list-item>
            <text:list-item>
              <text:p text:style-name="P6"><text:span text:style-name="Source_20_Text"><text:span text:style-name="T1">padding: 10px 15px</text:span></text:span>: Define o preenchimento interno dos links, criando um espaço clicável ao redor do texto do link.</text:p>
            </text:list-item>
          </text:list>
        </text:list-item>
      </text:list>
      <text:p text:style-name="P2">No geral, esses estilos criam um layout centralizado e esteticamente agradável para a página "About" da aplicação "Mini Blog". Os parágrafos têm um estilo de texto cinza claro e os links são formatados para serem botões clicáveis bem visíveis. A combinação desses estilos proporciona uma experiência de usuário agradável para os visitantes da página "About".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18:32.676000000</meta:creation-date>
    <dc:date>2023-11-06T06:19:52.264000000</dc:date>
    <meta:editing-duration>PT51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26" meta:word-count="518" meta:character-count="3237" meta:non-whitespace-character-count="2762"/>
  </office:meta>
</office:document-meta>
</file>